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2a1eb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379" officeooo:paragraph-rsid="0332a1eb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379" officeooo:paragraph-rsid="0354296b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f1f" officeooo:paragraph-rsid="0332a1eb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465c6" officeooo:paragraph-rsid="0332a1eb" fo:background-color="transparent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2085" officeooo:paragraph-rsid="0332a1eb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7bfe" officeooo:paragraph-rsid="0332a1eb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8aefc" officeooo:paragraph-rsid="03340003" fo:background-color="transparent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5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5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53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54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950939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1" fo:font-size="12pt" fo:language="gl" fo:country="ES" fo:font-weight="bold" officeooo:rsid="03950939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36321b1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e75ad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3817aa2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3823920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383a73f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9fa824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officeooo:rsid="037ebaf1"/>
    </style:style>
    <style:style style:name="T22" style:family="text">
      <style:text-properties officeooo:rsid="037f8a99"/>
    </style:style>
    <style:style style:name="T23" style:family="text">
      <style:text-properties officeooo:rsid="03807133"/>
    </style:style>
    <style:style style:name="T24" style:family="text">
      <style:text-properties officeooo:rsid="0339ed3d"/>
    </style:style>
    <style:style style:name="T25" style:family="text">
      <style:text-properties officeooo:rsid="033b3004"/>
    </style:style>
    <style:style style:name="T26" style:family="text">
      <style:text-properties officeooo:rsid="034bbb3b"/>
    </style:style>
    <style:style style:name="T27" style:family="text">
      <style:text-properties officeooo:rsid="034fcda4"/>
    </style:style>
    <style:style style:name="T28" style:family="text">
      <style:text-properties officeooo:rsid="0369bd80"/>
    </style:style>
    <style:style style:name="T29" style:family="text">
      <style:text-properties officeooo:rsid="036a1de8"/>
    </style:style>
    <style:style style:name="T30" style:family="text">
      <style:text-properties officeooo:rsid="036cc1ff"/>
    </style:style>
    <style:style style:name="T31" style:family="text">
      <style:text-properties officeooo:rsid="0375c3da"/>
    </style:style>
    <style:style style:name="T32" style:family="text">
      <style:text-properties officeooo:rsid="03873fae"/>
    </style:style>
    <style:style style:name="T33" style:family="text">
      <style:text-properties officeooo:rsid="038928d0"/>
    </style:style>
    <style:style style:name="T34" style:family="text">
      <style:text-properties officeooo:rsid="038ad9d8"/>
    </style:style>
    <style:style style:name="T35" style:family="text">
      <style:text-properties officeooo:rsid="038b477f"/>
    </style:style>
    <style:style style:name="T36" style:family="text">
      <style:text-properties officeooo:rsid="038fad2e"/>
    </style:style>
    <style:style style:name="T37" style:family="text">
      <style:text-properties officeooo:rsid="0390ae94"/>
    </style:style>
    <style:style style:name="T38" style:family="text">
      <style:text-properties officeooo:rsid="039569cf"/>
    </style:style>
    <style:style style:name="T39" style:family="text">
      <style:text-properties officeooo:rsid="0395e3ce"/>
    </style:style>
    <style:style style:name="T40" style:family="text">
      <style:text-properties officeooo:rsid="0396aa68"/>
    </style:style>
    <style:style style:name="T41" style:family="text">
      <style:text-properties officeooo:rsid="03981aab"/>
    </style:style>
    <style:style style:name="T42" style:family="text">
      <style:text-properties officeooo:rsid="039908a4"/>
    </style:style>
    <style:style style:name="T43" style:family="text">
      <style:text-properties officeooo:rsid="039a8743"/>
    </style:style>
    <style:style style:name="T44" style:family="text">
      <style:text-properties officeooo:rsid="039abefd"/>
    </style:style>
    <style:style style:name="T45" style:family="text">
      <style:text-properties officeooo:rsid="039b185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* FROM DatosCovid, Población;&#10;SELECT * FROM DatosCovid &#10;        CROSS JOIN Población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DISTINCT Nombre  Población &#10;        INNER JOIN datosCovid ON Población.provinciaISO = datosCovid.ProvinciaISO AND pruebaPCR &gt;= 1500 AND pruebaPCR &lt;= 2000 &#10;&#9;&#9;GROUP BY Nombre, pruebaPCR ORDER BY pruebaPCR DESC LIMIT 8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DISTINCT fecha, población.Nombre, pruebaAntígenos FROM DatosCovid &#10;        INNER JOIN población ON Población.provinciaISO = datosCovid.ProvinciaISO AND pruebaAntígenos = 1492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DISTINCT Nombre FROM DatosCovid    &#10;         INNER JOIN población ON Población.provinciaISO = datosCovid.ProvinciaISO AND  pruebaAnticuerpos != 0 AND pruebaAntígenos != 0 AND    pruebaElisa != 0 AND pruebaDesconocida != 0 group by Nombre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SELECT DISTINCT nombre, superficie FROM poblacionGalicia INNER JOIN ConcellosGalicia&#10;&#9;ON poblacionGalicia.Concello = ConcellosGalicia.Concello&#10;    ORDER BY superficie DESC    limit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SELECT * FROM jugadores, equipos;&#10;SELECT * FROM jugadores CROSS JOIN equipos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SELECT Jugadores.Nombre AS 'Jugador', Equipo, Conferencia FROM Jugadores INNER JOIN Equipos&#10;        ON jugadores.equipo = equipos.nombre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SELECT * FROM Jugadores INNER JOIN Estadisticas&#10;        ON Jugadores.codigo = Estadisticas.jugador AND temporada = '05/06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SELECT DISTINCT equipoLocal, division, puntosLocal FROM partidos INNER JOIN equipos&#10;&#9;&#9;ON partidos.equipoLocal = Equipos.Nombre ORDER BY puntosLocal DESC LIMIT 28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SELECT nombre_cliente AS 'CLIENTE', nombre AS 'REPRESENTANTE' FROM cliente INNER JOIN empleado &#10;&#9;ON cliente.representante_ventas = empleado.empleadoID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SELECT tabla1.empleadoID, CONCAT(tabla1.nombre, ' ', tabla1.apellido1, ' ', tabla1.apellido2) AS 'EMPLEADO', tabla1.jefe,&#10;&#9;CONCAT(tabla2.nombre, ' ', tabla2.apellido1, ' ', tabla2.apellido2) as 'JEFE' FROM &#9;empleado AS tabla1 INNER JOIN empleado AS tabla2&#10;&#9;ON&#9;tabla1.jefe = tabla2.empleadoID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DISTINCT nombre_cliente AS 'Cliente' FROM cliente INNER JOIN pedido&#10;&#9;ON cliente.clienteID = pedido.cliente  AND fecha_entrega &gt; fecha_esperada ORDER BY 1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SELECT DISTINCT(nombre_cliente) AS 'CLIENTE', gama AS 'GAMA' FROM cliente INNER JOIN detalle_pedido INNER JOIN pedido INNER JOIN producto ON pedido.cliente = cliente.clienteID AND pedido.pedidoID = detalle_pedido.pedidoID AND detalle_pedido.productoID = producto.productoID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* FROM ProvinciasGalicia, ComarcasGalicia, ConcellosGalicia;&#10;SELECT * FROM ProvinciasGalicia CROSS JOIN ComarcasGalicia CROSS JOIN ConcellosGalic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marcasGalicia NATURAL JOIN ProvinciasGalic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SELECT * FROM ComarcasGalicia INNER JOIN ConcellosGalicia&#10;&#9;ON ComarcasGalicia.Comarca = ConcellosGalicia.Comarca ORDER BY ComarcasGalicia.Nombre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<text:p text:style-name="P18">.</text:p>
      <text:p text:style-name="P16"><draw:control text:anchor-type="paragraph" draw:z-index="24" draw:name="Control 5" draw:style-name="gr1" draw:text-style-name="P54" svg:width="15.497cm" svg:height="0.856cm" svg:x="1.3cm" svg:y="0cm" draw:control="control25"/></text:p>
      <text:p text:style-name="P30">.</text:p>
      <text:p text:style-name="P20"><draw:control text:anchor-type="paragraph" draw:z-index="25" draw:name="Control 1" draw:style-name="gr1" draw:text-style-name="P54" svg:width="15.497cm" svg:height="0.856cm" svg:x="1.3cm" svg:y="0cm" draw:control="control26"/></text:p>
      <text:p text:style-name="P31">.</text:p>
      <text:p text:style-name="P15"/>
      <text:p text:style-name="P32"><draw:control text:anchor-type="paragraph" draw:z-index="5" draw:name="Control 3" draw:style-name="gr1" draw:text-style-name="P54" svg:width="15.497cm" svg:height="0.856cm" svg:x="1.3cm" svg:y="-0.333cm" draw:control="control6"/>.</text:p>
      <text:p text:style-name="P14"><draw:control text:anchor-type="paragraph" draw:z-index="6" draw:name="Control 4" draw:style-name="gr1" draw:text-style-name="P54" svg:width="15.497cm" svg:height="0.856cm" svg:x="1.3cm" svg:y="0cm" draw:control="control7"/></text:p>
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<text:p text:style-name="P33">.</text:p>
      <text:p text:style-name="P39"><draw:control text:anchor-type="paragraph" draw:z-index="1" draw:name="Control 6" draw:style-name="gr1" draw:text-style-name="P54" svg:width="15.497cm" svg:height="0.856cm" svg:x="1.3cm" svg:y="0cm" draw:control="control2"/></text:p>
      <text:p text:style-name="P34">.</text:p>
      <text:p text:style-name="P38"><draw:control text:anchor-type="paragraph" draw:z-index="2" draw:name="Control 7" draw:style-name="gr1" draw:text-style-name="P54" svg:width="15.497cm" svg:height="0.856cm" svg:x="1.3cm" svg:y="0cm" draw:control="control3"/></text:p>
      <text:p text:style-name="P34">.</text:p>
      <text:p text:style-name="P37"><draw:control text:anchor-type="paragraph" draw:z-index="3" draw:name="Control 8" draw:style-name="gr1" draw:text-style-name="P54" svg:width="15.497cm" svg:height="0.856cm" svg:x="1.3cm" svg:y="0cm" draw:control="control4"/></text:p>
      <text:p text:style-name="P35">.</text:p>
      <text:p text:style-name="P39"><draw:control text:anchor-type="paragraph" draw:z-index="4" draw:name="Control 9" draw:style-name="gr1" draw:text-style-name="P54" svg:width="15.497cm" svg:height="0.856cm" svg:x="1.3cm" svg:y="0cm" draw:control="control5"/></text:p>
      <text:p text:style-name="P11"/>
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<text:p text:style-name="P21">.</text:p>
      <text:p text:style-name="P42"><draw:control text:anchor-type="paragraph" draw:z-index="7" draw:name="Control 10" draw:style-name="gr1" draw:text-style-name="P54" svg:width="15.497cm" svg:height="0.856cm" svg:x="1.3cm" svg:y="0cm" draw:control="control8"/></text:p>
      <text:p text:style-name="P22">.</text:p>
      <text:p text:style-name="P37"><draw:control text:anchor-type="paragraph" draw:z-index="8" draw:name="Control 11" draw:style-name="gr1" draw:text-style-name="P54" svg:width="15.497cm" svg:height="0.856cm" svg:x="1.3cm" svg:y="0cm" draw:control="control9"/></text:p>
      <text:p text:style-name="P36">.</text:p>
      <text:p text:style-name="P51"><draw:control text:anchor-type="paragraph" draw:z-index="9" draw:name="Control 12" draw:style-name="gr1" draw:text-style-name="P54" svg:width="15.497cm" svg:height="0.856cm" svg:x="1.3cm" svg:y="0cm" draw:control="control10"/></text:p>
      <text:p text:style-name="P22">.</text:p>
      <text:p text:style-name="P37"><draw:control text:anchor-type="paragraph" draw:z-index="10" draw:name="Control 13" draw:style-name="gr1" draw:text-style-name="P54" svg:width="15.497cm" svg:height="0.856cm" svg:x="1.3cm" svg:y="0cm" draw:control="control11"/></text:p>
      <text:p text:style-name="P12"/>
      <text:p text:style-name="P5"/>
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<text:p text:style-name="P23"><text:span text:style-name="T21">Muestra </text:span><text:span text:style-name="T38">el producto cartesiano de las dos tablas</text:span><text:span text:style-name="T26">.</text:span></text:p>
      <text:p text:style-name="P43"><draw:control text:anchor-type="paragraph" draw:z-index="11" draw:name="Control 14" draw:style-name="gr1" draw:text-style-name="P54" svg:width="15.497cm" svg:height="0.856cm" svg:x="1.3cm" svg:y="0cm" draw:control="control12"/></text:p>
      <text:p text:style-name="P24"><text:span text:style-name="T21">Muestra </text:span><text:span text:style-name="T39">el n</text:span><text:span text:style-name="T21">ombre de las ocho provincias con pruebasPCR que oscilen entre 1500 y 2000 y ordenadas descendentemente</text:span><text:span text:style-name="T26">.</text:span></text:p>
      <text:p text:style-name="P40"><draw:control text:anchor-type="paragraph" draw:z-index="12" draw:name="Control 15" draw:style-name="gr1" draw:text-style-name="P54" svg:width="15.497cm" svg:height="0.856cm" svg:x="1.3cm" svg:y="0cm" draw:control="control13"/></text:p>
      <text:p text:style-name="P22"><text:span text:style-name="T21">Muestra </text:span><text:span text:style-name="T40">la fecha y el nombre de las Provincias en las que se han realizado 1492 pruebas de antígenos</text:span>.</text:p>
      <text:p text:style-name="P40"><draw:control text:anchor-type="paragraph" draw:z-index="13" draw:name="Control 16" draw:style-name="gr1" draw:text-style-name="P54" svg:width="15.497cm" svg:height="0.856cm" svg:x="1.3cm" svg:y="0cm" draw:control="control14"/></text:p>
      <text:p text:style-name="P25">Muestra <text:span text:style-name="T41">el nombre de las provincias en las que se han realizado todas las prueba (Anticuerpos, Antígenos, Elisa y Desconocida) en una misma fecha</text:span><text:span text:style-name="T31">.</text:span></text:p>
      <text:p text:style-name="P43"><draw:control text:anchor-type="paragraph" draw:z-index="14" draw:name="Control 17" draw:style-name="gr1" draw:text-style-name="P54" svg:width="15.497cm" svg:height="0.856cm" svg:x="1.3cm" svg:y="0cm" draw:control="control15"/></text:p>
      <text:p text:style-name="P13"/>
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<text:p text:style-name="P26"><text:span text:style-name="T22">Muestr</text:span><text:span text:style-name="T24">a</text:span><text:span text:style-name="T22"> </text:span><text:span text:style-name="T30">el </text:span><text:span text:style-name="T42">producto cartesiano entre las tablas ProvinciasGalicia, ComarcasGalicia y ConcellosGalicia</text:span><text:span text:style-name="T30">.</text:span></text:p>
      <text:p text:style-name="P44"><draw:control text:anchor-type="paragraph" draw:z-index="26" draw:name="Control 18" draw:style-name="gr1" draw:text-style-name="P54" svg:width="15.497cm" svg:height="0.856cm" svg:x="1.3cm" svg:y="0cm" draw:control="control27"/></text:p>
      <text:p text:style-name="P27"><text:span text:style-name="T27">Muestra </text:span><text:span text:style-name="T43">la unión natural entre ProvinciasGalicia y ComarcasGalicia</text:span>. <text:span text:style-name="T43">¿Por qué funciona mal?</text:span></text:p>
      <text:p text:style-name="P45"><draw:control text:anchor-type="paragraph" draw:z-index="27" draw:name="Control 19" draw:style-name="gr1" draw:text-style-name="P54" svg:width="15.497cm" svg:height="0.856cm" svg:x="1.3cm" svg:y="0cm" draw:control="control28"/></text:p>
      <text:p text:style-name="P28"><text:span text:style-name="T23">Muestra los datos de </text:span><text:span text:style-name="T44">las Comarcas de Galicia junto con los datos de sus Concellos, ordenados ascendentemente por el nombre de la Comarca</text:span><text:span text:style-name="T27">.</text:span></text:p>
      <text:p text:style-name="P45"><draw:control text:anchor-type="paragraph" draw:z-index="28" draw:name="Control 20" draw:style-name="gr1" draw:text-style-name="P54" svg:width="15.497cm" svg:height="0.856cm" svg:x="1.3cm" svg:y="0cm" draw:control="control29"/></text:p>
      <text:p text:style-name="P29"><text:span text:style-name="T23">Muestra </text:span><text:span text:style-name="T45">el nombre y la superficie del Concello con mayor área en km^2</text:span>. <text:span text:style-name="T45">Cuidado que pueden ser varios.</text:span></text:p>
      <text:p text:style-name="P46"><draw:control text:anchor-type="paragraph" draw:z-index="15" draw:name="Control 21" draw:style-name="gr1" draw:text-style-name="P54" svg:width="15.497cm" svg:height="0.856cm" svg:x="1.3cm" svg:y="0cm" draw:control="control16"/></text:p>
      <text:p text:style-name="P4"/>
      <text:p text:style-name="P4"/>
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text:p text:style-name="P17"><text:span text:style-name="T32">Muestra el producto cartesiano entre las tablas Jugadores y Equipos</text:span><text:span text:style-name="T28">.</text:span></text:p>
      <text:p text:style-name="P41"><draw:control text:anchor-type="paragraph" draw:z-index="16" draw:name="Control 22" draw:style-name="gr1" draw:text-style-name="P54" svg:width="15.497cm" svg:height="0.856cm" svg:x="1.3cm" svg:y="0cm" draw:control="control17"/></text:p>
      <text:p text:style-name="P17"><text:span text:style-name="T25">Muestra </text:span><text:span text:style-name="T33">el nombre de los jugadores, del equipo en el que juega y la conferencia del equipo.</text:span></text:p>
      <text:p text:style-name="P41"><draw:control text:anchor-type="paragraph" draw:z-index="17" draw:name="Control 23" draw:style-name="gr1" draw:text-style-name="P54" svg:width="15.497cm" svg:height="0.856cm" svg:x="1.3cm" svg:y="0cm" draw:control="control18"/></text:p>
      <text:p text:style-name="P17">Muestra <text:span text:style-name="T34">las estadísticas de los jugadores de l</text:span><text:span text:style-name="T35">a</text:span><text:span text:style-name="T34"> </text:span><text:span text:style-name="T35">temporada 2005/06</text:span><text:span text:style-name="T29">.</text:span></text:p>
      <text:p text:style-name="P41"><draw:control text:anchor-type="paragraph" draw:z-index="18" draw:name="Control 24" draw:style-name="gr1" draw:text-style-name="P54" svg:width="15.497cm" svg:height="0.856cm" svg:x="1.3cm" svg:y="0cm" draw:control="control19"/></text:p>
      <text:p text:style-name="P17">Muestra <text:span text:style-name="T36">el nombre del equipo local y </text:span><text:span text:style-name="T37">la</text:span><text:span text:style-name="T36"> </text:span><text:span text:style-name="T37">división de los equipos que más puntos han metido en los partidos</text:span><text:span text:style-name="T25">.</text:span></text:p>
      <text:p text:style-name="P41"><draw:control text:anchor-type="paragraph" draw:z-index="19" draw:name="Control 25" draw:style-name="gr1" draw:text-style-name="P54" svg:width="15.497cm" svg:height="0.856cm" svg:x="1.3cm" svg:y="0cm" draw:control="control20"/></text:p>
      <text:p text:style-name="P3"/>
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text:p text:style-name="P52"><text:span text:style-name="T13">Muestra </text:span><text:span text:style-name="T15">e</text:span><text:span text:style-name="T14">l nombre </text:span><text:span text:style-name="T17">de los clientes y el nombre de sus representantes de ventas</text:span><text:span text:style-name="T13">.</text:span></text:p>
      <text:p text:style-name="P47"><draw:control text:anchor-type="paragraph" draw:z-index="20" draw:name="Control 26" draw:style-name="gr1" draw:text-style-name="P54" svg:width="15.497cm" svg:height="0.856cm" svg:x="1.3cm" svg:y="0cm" draw:control="control21"/></text:p>
      <text:p text:style-name="P52"><text:span text:style-name="T13">Muestra </text:span><text:span text:style-name="T18">el nombre completo de los empleados junto con el de sus jefes.</text:span></text:p>
      <text:p text:style-name="P50"><draw:control text:anchor-type="paragraph" draw:z-index="21" draw:name="Control 27" draw:style-name="gr1" draw:text-style-name="P54" svg:width="15.497cm" svg:height="0.856cm" svg:x="1.3cm" svg:y="0cm" draw:control="control22"/></text:p>
      <text:p text:style-name="P53"><text:span text:style-name="T13">Muestra </text:span><text:span text:style-name="T19">el nombre de los clientes a los que no se les ha entregado a tiempo un pedido.</text:span></text:p>
      <text:p text:style-name="P48"><draw:control text:anchor-type="paragraph" draw:z-index="22" draw:name="Control 28" draw:style-name="gr1" draw:text-style-name="P54" svg:width="15.497cm" svg:height="0.856cm" svg:x="1.3cm" svg:y="0cm" draw:control="control23"/></text:p>
      <text:p text:style-name="P53"><text:span text:style-name="T13">Muestra </text:span><text:span text:style-name="T19">las diferentes gamas de producto que <text:s/></text:span><text:span text:style-name="T20">se </text:span><text:span text:style-name="T19">ha</text:span><text:span text:style-name="T20">n</text:span><text:span text:style-name="T19"> comprado </text:span><text:span text:style-name="T16">.</text:span></text:p>
      <text:p text:style-name="P49"><draw:control text:anchor-type="paragraph" draw:z-index="23" draw:name="Control 29" draw:style-name="gr1" draw:text-style-name="P54" svg:width="15.497cm" svg:height="0.856cm" svg:x="1.3cm" svg:y="0cm" draw:control="control24"/></text:p>
      <text:p text:style-name="P19"><draw:control text:anchor-type="paragraph" draw:z-index="0" draw:name="Control 2" draw:style-name="gr2" draw:text-style-name="P55" svg:width="0.092cm" svg:height="0.018cm" svg:x="6.828cm" svg:y="1.034cm" draw:control="control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950939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1" fo:font-size="12pt" fo:language="gl" fo:country="ES" fo:font-weight="bold" officeooo:rsid="03950939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9</text:span><text:span text:style-name="MT3">.<text:tab/>Realización de consultas </text:span><text:span text:style-name="MT4">multitabla con composición interna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1H1M6S</meta:editing-duration>
    <meta:editing-cycles>723</meta:editing-cycles>
    <meta:generator>LibreOffice/7.2.1.2$Windows_X86_64 LibreOffice_project/87b77fad49947c1441b67c559c339af8f3517e22</meta:generator>
    <dc:date>2023-03-13T12:19:59.292000000</dc:date>
    <meta:document-statistic meta:table-count="0" meta:image-count="0" meta:object-count="0" meta:page-count="3" meta:paragraph-count="36" meta:word-count="319" meta:character-count="1816" meta:non-whitespace-character-count="1531"/>
  </office:meta>
</office:document-meta>
</file>